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22.59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14.09pt"/>
    </style:style>
    <style:style style:name="co5" style:family="table-column">
      <style:table-column-properties fo:break-before="auto" style:column-width="82.06pt"/>
    </style:style>
    <style:style style:name="co6" style:family="table-column">
      <style:table-column-properties fo:break-before="auto" style:column-width="49.6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style:text-position=""/>
    </style:style>
    <style:style style:name="ce2" style:family="table-cell" style:parent-style-name="Default">
      <style:table-cell-properties fo:background-color="#dddddd"/>
      <style:text-properties style:text-position="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dddddd"/>
    </style:style>
  </office:automatic-styles>
  <office:body>
    <office:spreadsheet>
      <table:calculation-settings>
        <table:iteration table:status="enable" table:steps="500"/>
      </table:calculation-settings>
      <table:table table:name="Openness_RFSE_MIX_W3G_KI04_2016_10_19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07454505598" calcext:value-type="float">
            <text:p>0.507454505598</text:p>
          </table:table-cell>
          <table:table-cell office:value-type="float" office:value="0.508330626693" calcext:value-type="float">
            <text:p>0.508330626693</text:p>
          </table:table-cell>
          <table:table-cell office:value-type="float" office:value="0.345233" calcext:value-type="float">
            <text:p>0.345233</text:p>
          </table:table-cell>
          <table:table-cell office:value-type="float" office:value="0.507629488131" calcext:value-type="float">
            <text:p>0.507629488131</text:p>
          </table:table-cell>
          <table:table-cell office:value-type="float" office:value="0.507892188315" calcext:value-type="float">
            <text:p>0.50789218831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30384304529" calcext:value-type="float">
            <text:p>0.530384304529</text:p>
          </table:table-cell>
          <table:table-cell office:value-type="float" office:value="0.492765287205" calcext:value-type="float">
            <text:p>0.492765287205</text:p>
          </table:table-cell>
          <table:table-cell office:value-type="float" office:value="0.312916" calcext:value-type="float">
            <text:p>0.312916</text:p>
          </table:table-cell>
          <table:table-cell office:value-type="float" office:value="0.5224079018" calcext:value-type="float">
            <text:p>0.5224079018</text:p>
          </table:table-cell>
          <table:table-cell office:value-type="float" office:value="0.510883210552" calcext:value-type="float">
            <text:p>0.51088321055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46374390424" calcext:value-type="float">
            <text:p>0.546374390424</text:p>
          </table:table-cell>
          <table:table-cell office:value-type="float" office:value="0.333749019937" calcext:value-type="float">
            <text:p>0.333749019937</text:p>
          </table:table-cell>
          <table:table-cell office:value-type="float" office:value="0.201138" calcext:value-type="float">
            <text:p>0.201138</text:p>
          </table:table-cell>
          <table:table-cell office:value-type="float" office:value="0.484625224573" calcext:value-type="float">
            <text:p>0.484625224573</text:p>
          </table:table-cell>
          <table:table-cell office:value-type="float" office:value="0.414378063748" calcext:value-type="float">
            <text:p>0.41437806374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553655714693" calcext:value-type="float">
            <text:p>0.553655714693</text:p>
          </table:table-cell>
          <table:table-cell office:value-type="float" office:value="0.51837591684" calcext:value-type="float">
            <text:p>0.51837591684</text:p>
          </table:table-cell>
          <table:table-cell office:value-type="float" office:value="0.370097" calcext:value-type="float">
            <text:p>0.370097</text:p>
          </table:table-cell>
          <table:table-cell office:value-type="float" office:value="0.546220740695" calcext:value-type="float">
            <text:p>0.546220740695</text:p>
          </table:table-cell>
          <table:table-cell office:value-type="float" office:value="0.53543529925" calcext:value-type="float">
            <text:p>0.53543529925</text:p>
          </table:table-cell>
        </table:table-row>
        <table:table-row table:style-name="ro1">
          <table:table-cell table:number-columns-repeated="6"/>
          <table:table-cell table:style-name="ce1" table:formula="of:=AVERAGE([.G1:.G4])" office:value-type="float" office:value="0.534467228811" calcext:value-type="float">
            <text:p>0.534467228811</text:p>
          </table:table-cell>
          <table:table-cell table:style-name="ce1" table:formula="of:=AVERAGE([.H1:.H4])" office:value-type="float" office:value="0.46330521266875" calcext:value-type="float">
            <text:p>0.46330521266875</text:p>
          </table:table-cell>
          <table:table-cell table:style-name="ce1" table:formula="of:=AVERAGE([.I1:.I4])" office:value-type="float" office:value="0.307346" calcext:value-type="float">
            <text:p>0.307346</text:p>
          </table:table-cell>
          <table:table-cell table:style-name="ce1" table:formula="of:=AVERAGE([.J1:.J4])" office:value-type="float" office:value="0.51522083879975" calcext:value-type="float">
            <text:p>0.51522083879975</text:p>
          </table:table-cell>
          <table:table-cell table:style-name="ce1" table:formula="of:=AVERAGE([.K1:.K4])" office:value-type="float" office:value="0.49214719046625" calcext:value-type="float">
            <text:p>0.49214719046625</text:p>
          </table:table-cell>
        </table:table-row>
        <table:table-row table:style-name="ro1">
          <table:table-cell table:number-columns-repeated="6"/>
          <table:table-cell table:style-name="ce2" table:formula="of:=STDEV([.G1:.G4])" office:value-type="float" office:value="0.0204640821456889" calcext:value-type="float">
            <text:p>0.020464082145689</text:p>
          </table:table-cell>
          <table:table-cell table:style-name="ce2" table:formula="of:=STDEV([.H1:.H4])" office:value-type="float" office:value="0.087011059513145" calcext:value-type="float">
            <text:p>0.087011059513145</text:p>
          </table:table-cell>
          <table:table-cell table:style-name="ce2" table:formula="of:=STDEV([.I1:.I4])" office:value-type="float" office:value="0.0745749666085522" calcext:value-type="float">
            <text:p>0.074574966608552</text:p>
          </table:table-cell>
          <table:table-cell table:style-name="ce2" table:formula="of:=STDEV([.J1:.J4])" office:value-type="float" office:value="0.0258609616150981" calcext:value-type="float">
            <text:p>0.025860961615098</text:p>
          </table:table-cell>
          <table:table-cell table:style-name="ce2" table:formula="of:=STDEV([.K1:.K4])" office:value-type="float" office:value="0.0532942799885809" calcext:value-type="float">
            <text:p>0.05329427998858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75292608978" calcext:value-type="float">
            <text:p>0.475292608978</text:p>
          </table:table-cell>
          <table:table-cell office:value-type="float" office:value="0.530239323596" calcext:value-type="float">
            <text:p>0.530239323596</text:p>
          </table:table-cell>
          <table:table-cell office:value-type="float" office:value="0.34628" calcext:value-type="float">
            <text:p>0.34628</text:p>
          </table:table-cell>
          <table:table-cell office:value-type="float" office:value="0.485351643476" calcext:value-type="float">
            <text:p>0.485351643476</text:p>
          </table:table-cell>
          <table:table-cell office:value-type="float" office:value="0.501264700464" calcext:value-type="float">
            <text:p>0.50126470046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50219992408" calcext:value-type="float">
            <text:p>0.450219992408</text:p>
          </table:table-cell>
          <table:table-cell office:value-type="float" office:value="0.389596757353" calcext:value-type="float">
            <text:p>0.389596757353</text:p>
          </table:table-cell>
          <table:table-cell office:value-type="float" office:value="0.199354" calcext:value-type="float">
            <text:p>0.199354</text:p>
          </table:table-cell>
          <table:table-cell office:value-type="float" office:value="0.436631574101" calcext:value-type="float">
            <text:p>0.436631574101</text:p>
          </table:table-cell>
          <table:table-cell office:value-type="float" office:value="0.417720292403" calcext:value-type="float">
            <text:p>0.41772029240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469591631499" calcext:value-type="float">
            <text:p>0.469591631499</text:p>
          </table:table-cell>
          <table:table-cell office:value-type="float" office:value="0.394176718834" calcext:value-type="float">
            <text:p>0.394176718834</text:p>
          </table:table-cell>
          <table:table-cell office:value-type="float" office:value="0.201571" calcext:value-type="float">
            <text:p>0.201571</text:p>
          </table:table-cell>
          <table:table-cell office:value-type="float" office:value="0.452285157512" calcext:value-type="float">
            <text:p>0.452285157512</text:p>
          </table:table-cell>
          <table:table-cell office:value-type="float" office:value="0.4285919678" calcext:value-type="float">
            <text:p>0.428591967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367853351375" calcext:value-type="float">
            <text:p>0.367853351375</text:p>
          </table:table-cell>
          <table:table-cell office:value-type="float" office:value="0.490874795494" calcext:value-type="float">
            <text:p>0.490874795494</text:p>
          </table:table-cell>
          <table:table-cell office:value-type="float" office:value="0.268424" calcext:value-type="float">
            <text:p>0.268424</text:p>
          </table:table-cell>
          <table:table-cell office:value-type="float" office:value="0.387264336999" calcext:value-type="float">
            <text:p>0.387264336999</text:p>
          </table:table-cell>
          <table:table-cell office:value-type="float" office:value="0.420552043825" calcext:value-type="float">
            <text:p>0.420552043825</text:p>
          </table:table-cell>
        </table:table-row>
        <table:table-row table:style-name="ro1">
          <table:table-cell table:number-columns-repeated="6"/>
          <table:table-cell table:style-name="ce1" table:formula="of:=AVERAGE([.G8:.G11])" office:value-type="float" office:value="0.440739396065" calcext:value-type="float">
            <text:p>0.440739396065</text:p>
          </table:table-cell>
          <table:table-cell table:style-name="ce1" table:formula="of:=AVERAGE([.H8:.H11])" office:value-type="float" office:value="0.45122189881925" calcext:value-type="float">
            <text:p>0.45122189881925</text:p>
          </table:table-cell>
          <table:table-cell table:style-name="ce1" table:formula="of:=AVERAGE([.I8:.I11])" office:value-type="float" office:value="0.25390725" calcext:value-type="float">
            <text:p>0.25390725</text:p>
          </table:table-cell>
          <table:table-cell table:style-name="ce1" table:formula="of:=AVERAGE([.J8:.J11])" office:value-type="float" office:value="0.440383178022" calcext:value-type="float">
            <text:p>0.440383178022</text:p>
          </table:table-cell>
          <table:table-cell table:style-name="ce1" table:formula="of:=AVERAGE([.K8:.K11])" office:value-type="float" office:value="0.442032251123" calcext:value-type="float">
            <text:p>0.442032251123</text:p>
          </table:table-cell>
        </table:table-row>
        <table:table-row table:style-name="ro1">
          <table:table-cell table:number-columns-repeated="6"/>
          <table:table-cell table:style-name="ce2" table:formula="of:=STDEV([.G8:.G11])" office:value-type="float" office:value="0.0497615421442492" calcext:value-type="float">
            <text:p>0.049761542144249</text:p>
          </table:table-cell>
          <table:table-cell table:style-name="ce2" table:formula="of:=STDEV([.H8:.H11])" office:value-type="float" office:value="0.0703986653598221" calcext:value-type="float">
            <text:p>0.070398665359822</text:p>
          </table:table-cell>
          <table:table-cell table:style-name="ce2" table:formula="of:=STDEV([.I8:.I11])" office:value-type="float" office:value="0.0694228615629126" calcext:value-type="float">
            <text:p>0.069422861562913</text:p>
          </table:table-cell>
          <table:table-cell table:style-name="ce2" table:formula="of:=STDEV([.J8:.J11])" office:value-type="float" office:value="0.0408228114525641" calcext:value-type="float">
            <text:p>0.040822811452564</text:p>
          </table:table-cell>
          <table:table-cell table:style-name="ce2" table:formula="of:=STDEV([.K8:.K11])" office:value-type="float" office:value="0.0397559006652039" calcext:value-type="float">
            <text:p>0.03975590066520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68519739343" calcext:value-type="float">
            <text:p>0.368519739343</text:p>
          </table:table-cell>
          <table:table-cell office:value-type="float" office:value="0.485321679954" calcext:value-type="float">
            <text:p>0.485321679954</text:p>
          </table:table-cell>
          <table:table-cell office:value-type="float" office:value="0.210884" calcext:value-type="float">
            <text:p>0.210884</text:p>
          </table:table-cell>
          <table:table-cell office:value-type="float" office:value="0.387154989296" calcext:value-type="float">
            <text:p>0.387154989296</text:p>
          </table:table-cell>
          <table:table-cell office:value-type="float" office:value="0.418931700787" calcext:value-type="float">
            <text:p>0.41893170078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16356684836" calcext:value-type="float">
            <text:p>0.416356684836</text:p>
          </table:table-cell>
          <table:table-cell office:value-type="float" office:value="0.386369047619" calcext:value-type="float">
            <text:p>0.386369047619</text:p>
          </table:table-cell>
          <table:table-cell office:value-type="float" office:value="0.170303" calcext:value-type="float">
            <text:p>0.170303</text:p>
          </table:table-cell>
          <table:table-cell office:value-type="float" office:value="0.40999245607" calcext:value-type="float">
            <text:p>0.40999245607</text:p>
          </table:table-cell>
          <table:table-cell office:value-type="float" office:value="0.400802738185" calcext:value-type="float">
            <text:p>0.40080273818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63028014221" calcext:value-type="float">
            <text:p>0.363028014221</text:p>
          </table:table-cell>
          <table:table-cell office:value-type="float" office:value="0.4784762623" calcext:value-type="float">
            <text:p>0.4784762623</text:p>
          </table:table-cell>
          <table:table-cell office:value-type="float" office:value="0.231456" calcext:value-type="float">
            <text:p>0.231456</text:p>
          </table:table-cell>
          <table:table-cell office:value-type="float" office:value="0.381434768868" calcext:value-type="float">
            <text:p>0.381434768868</text:p>
          </table:table-cell>
          <table:table-cell office:value-type="float" office:value="0.412832809532" calcext:value-type="float">
            <text:p>0.41283280953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380635824608" calcext:value-type="float">
            <text:p>0.380635824608</text:p>
          </table:table-cell>
          <table:table-cell office:value-type="float" office:value="0.464801843785" calcext:value-type="float">
            <text:p>0.464801843785</text:p>
          </table:table-cell>
          <table:table-cell office:value-type="float" office:value="0.19533" calcext:value-type="float">
            <text:p>0.19533</text:p>
          </table:table-cell>
          <table:table-cell office:value-type="float" office:value="0.394938880339" calcext:value-type="float">
            <text:p>0.394938880339</text:p>
          </table:table-cell>
          <table:table-cell office:value-type="float" office:value="0.418529336231" calcext:value-type="float">
            <text:p>0.418529336231</text:p>
          </table:table-cell>
        </table:table-row>
        <table:table-row table:style-name="ro1">
          <table:table-cell table:number-columns-repeated="6"/>
          <table:table-cell table:style-name="ce1" table:formula="of:=AVERAGE([.G15:.G18])" office:value-type="float" office:value="0.382135065752" calcext:value-type="float">
            <text:p>0.382135065752</text:p>
          </table:table-cell>
          <table:table-cell table:style-name="ce1" table:formula="of:=AVERAGE([.H15:.H18])" office:value-type="float" office:value="0.4537422084145" calcext:value-type="float">
            <text:p>0.4537422084145</text:p>
          </table:table-cell>
          <table:table-cell table:style-name="ce1" table:formula="of:=AVERAGE([.I15:.I18])" office:value-type="float" office:value="0.20199325" calcext:value-type="float">
            <text:p>0.20199325</text:p>
          </table:table-cell>
          <table:table-cell table:style-name="ce1" table:formula="of:=AVERAGE([.J15:.J18])" office:value-type="float" office:value="0.39338027364325" calcext:value-type="float">
            <text:p>0.39338027364325</text:p>
          </table:table-cell>
          <table:table-cell table:style-name="ce1" table:formula="of:=AVERAGE([.K15:.K18])" office:value-type="float" office:value="0.41277414618375" calcext:value-type="float">
            <text:p>0.41277414618375</text:p>
          </table:table-cell>
        </table:table-row>
        <table:table-row table:style-name="ro1">
          <table:table-cell table:number-columns-repeated="6"/>
          <table:table-cell table:style-name="ce2" table:formula="of:=STDEV([.G15:.G18])" office:value-type="float" office:value="0.0239709787602297" calcext:value-type="float">
            <text:p>0.02397097876023</text:p>
          </table:table-cell>
          <table:table-cell table:style-name="ce2" table:formula="of:=STDEV([.H15:.H18])" office:value-type="float" office:value="0.0457183215441017" calcext:value-type="float">
            <text:p>0.045718321544102</text:p>
          </table:table-cell>
          <table:table-cell table:style-name="ce2" table:formula="of:=STDEV([.I15:.I18])" office:value-type="float" office:value="0.0257925694645441" calcext:value-type="float">
            <text:p>0.025792569464544</text:p>
          </table:table-cell>
          <table:table-cell table:style-name="ce2" table:formula="of:=STDEV([.J15:.J18])" office:value-type="float" office:value="0.0123806718901048" calcext:value-type="float">
            <text:p>0.012380671890105</text:p>
          </table:table-cell>
          <table:table-cell table:style-name="ce2" table:formula="of:=STDEV([.K15:.K18])" office:value-type="float" office:value="0.00845292340027862" calcext:value-type="float">
            <text:p>0.00845292340027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3092119573" calcext:value-type="float">
            <text:p>0.33092119573</text:p>
          </table:table-cell>
          <table:table-cell office:value-type="float" office:value="0.593173988306" calcext:value-type="float">
            <text:p>0.593173988306</text:p>
          </table:table-cell>
          <table:table-cell office:value-type="float" office:value="0.248504" calcext:value-type="float">
            <text:p>0.248504</text:p>
          </table:table-cell>
          <table:table-cell office:value-type="float" office:value="0.36302078784" calcext:value-type="float">
            <text:p>0.36302078784</text:p>
          </table:table-cell>
          <table:table-cell office:value-type="float" office:value="0.424834689926" calcext:value-type="float">
            <text:p>0.42483468992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53343982852" calcext:value-type="float">
            <text:p>0.353343982852</text:p>
          </table:table-cell>
          <table:table-cell office:value-type="float" office:value="0.643457206123" calcext:value-type="float">
            <text:p>0.643457206123</text:p>
          </table:table-cell>
          <table:table-cell office:value-type="float" office:value="0.304301" calcext:value-type="float">
            <text:p>0.304301</text:p>
          </table:table-cell>
          <table:table-cell office:value-type="float" office:value="0.388364040954" calcext:value-type="float">
            <text:p>0.388364040954</text:p>
          </table:table-cell>
          <table:table-cell office:value-type="float" office:value="0.456182706283" calcext:value-type="float">
            <text:p>0.45618270628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02834952402" calcext:value-type="float">
            <text:p>0.302834952402</text:p>
          </table:table-cell>
          <table:table-cell office:value-type="float" office:value="0.570619412679" calcext:value-type="float">
            <text:p>0.570619412679</text:p>
          </table:table-cell>
          <table:table-cell office:value-type="float" office:value="0.218304" calcext:value-type="float">
            <text:p>0.218304</text:p>
          </table:table-cell>
          <table:table-cell office:value-type="float" office:value="0.334202336827" calcext:value-type="float">
            <text:p>0.334202336827</text:p>
          </table:table-cell>
          <table:table-cell office:value-type="float" office:value="0.395678376769" calcext:value-type="float">
            <text:p>0.39567837676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360629593717" calcext:value-type="float">
            <text:p>0.360629593717</text:p>
          </table:table-cell>
          <table:table-cell office:value-type="float" office:value="0.535754629944" calcext:value-type="float">
            <text:p>0.535754629944</text:p>
          </table:table-cell>
          <table:table-cell office:value-type="float" office:value="0.265638" calcext:value-type="float">
            <text:p>0.265638</text:p>
          </table:table-cell>
          <table:table-cell office:value-type="float" office:value="0.385854892082" calcext:value-type="float">
            <text:p>0.385854892082</text:p>
          </table:table-cell>
          <table:table-cell office:value-type="float" office:value="0.431085174033" calcext:value-type="float">
            <text:p>0.431085174033</text:p>
          </table:table-cell>
        </table:table-row>
        <table:table-row table:style-name="ro1">
          <table:table-cell table:number-columns-repeated="6"/>
          <table:table-cell table:style-name="ce1" table:formula="of:=AVERAGE([.G22:.G25])" office:value-type="float" office:value="0.33693243117525" calcext:value-type="float">
            <text:p>0.33693243117525</text:p>
          </table:table-cell>
          <table:table-cell table:style-name="ce1" table:formula="of:=AVERAGE([.H22:.H25])" office:value-type="float" office:value="0.585751309263" calcext:value-type="float">
            <text:p>0.585751309263</text:p>
          </table:table-cell>
          <table:table-cell table:style-name="ce1" table:formula="of:=AVERAGE([.I22:.I25])" office:value-type="float" office:value="0.25918675" calcext:value-type="float">
            <text:p>0.25918675</text:p>
          </table:table-cell>
          <table:table-cell table:style-name="ce1" table:formula="of:=AVERAGE([.J22:.J25])" office:value-type="float" office:value="0.36786051442575" calcext:value-type="float">
            <text:p>0.36786051442575</text:p>
          </table:table-cell>
          <table:table-cell table:style-name="ce1" table:formula="of:=AVERAGE([.K22:.K25])" office:value-type="float" office:value="0.42694523675275" calcext:value-type="float">
            <text:p>0.42694523675275</text:p>
          </table:table-cell>
        </table:table-row>
        <table:table-row table:style-name="ro1">
          <table:table-cell table:number-columns-repeated="6"/>
          <table:table-cell table:style-name="ce2" table:formula="of:=STDEV([.G22:.G25])" office:value-type="float" office:value="0.0260106872345402" calcext:value-type="float">
            <text:p>0.02601068723454</text:p>
          </table:table-cell>
          <table:table-cell table:style-name="ce2" table:formula="of:=STDEV([.H22:.H25])" office:value-type="float" office:value="0.0451431387689873" calcext:value-type="float">
            <text:p>0.045143138768987</text:p>
          </table:table-cell>
          <table:table-cell table:style-name="ce2" table:formula="of:=STDEV([.I22:.I25])" office:value-type="float" office:value="0.0358814463418538" calcext:value-type="float">
            <text:p>0.035881446341854</text:p>
          </table:table-cell>
          <table:table-cell table:style-name="ce2" table:formula="of:=STDEV([.J22:.J25])" office:value-type="float" office:value="0.0251693470980358" calcext:value-type="float">
            <text:p>0.025169347098036</text:p>
          </table:table-cell>
          <table:table-cell table:style-name="ce2" table:formula="of:=STDEV([.K22:.K25])" office:value-type="float" office:value="0.0248598715896927" calcext:value-type="float">
            <text:p>0.02485987158969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99345137807" calcext:value-type="float">
            <text:p>0.299345137807</text:p>
          </table:table-cell>
          <table:table-cell office:value-type="float" office:value="0.543291334391" calcext:value-type="float">
            <text:p>0.543291334391</text:p>
          </table:table-cell>
          <table:table-cell office:value-type="float" office:value="0.192235" calcext:value-type="float">
            <text:p>0.192235</text:p>
          </table:table-cell>
          <table:table-cell office:value-type="float" office:value="0.328879535562" calcext:value-type="float">
            <text:p>0.328879535562</text:p>
          </table:table-cell>
          <table:table-cell office:value-type="float" office:value="0.38600659888" calcext:value-type="float">
            <text:p>0.3860065988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321780245063" calcext:value-type="float">
            <text:p>0.321780245063</text:p>
          </table:table-cell>
          <table:table-cell office:value-type="float" office:value="0.537871228037" calcext:value-type="float">
            <text:p>0.537871228037</text:p>
          </table:table-cell>
          <table:table-cell office:value-type="float" office:value="0.262945" calcext:value-type="float">
            <text:p>0.262945</text:p>
          </table:table-cell>
          <table:table-cell office:value-type="float" office:value="0.349894420066" calcext:value-type="float">
            <text:p>0.349894420066</text:p>
          </table:table-cell>
          <table:table-cell office:value-type="float" office:value="0.402666292064" calcext:value-type="float">
            <text:p>0.40266629206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419043570211" calcext:value-type="float">
            <text:p>0.419043570211</text:p>
          </table:table-cell>
          <table:table-cell office:value-type="float" office:value="0.630790065974" calcext:value-type="float">
            <text:p>0.630790065974</text:p>
          </table:table-cell>
          <table:table-cell office:value-type="float" office:value="0.323491" calcext:value-type="float">
            <text:p>0.323491</text:p>
          </table:table-cell>
          <table:table-cell office:value-type="float" office:value="0.449201578482" calcext:value-type="float">
            <text:p>0.449201578482</text:p>
          </table:table-cell>
          <table:table-cell office:value-type="float" office:value="0.503562683055" calcext:value-type="float">
            <text:p>0.50356268305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323700107517" calcext:value-type="float">
            <text:p>0.323700107517</text:p>
          </table:table-cell>
          <table:table-cell office:value-type="float" office:value="0.621273806145" calcext:value-type="float">
            <text:p>0.621273806145</text:p>
          </table:table-cell>
          <table:table-cell office:value-type="float" office:value="0.298409" calcext:value-type="float">
            <text:p>0.298409</text:p>
          </table:table-cell>
          <table:table-cell office:value-type="float" office:value="0.357994040271" calcext:value-type="float">
            <text:p>0.357994040271</text:p>
          </table:table-cell>
          <table:table-cell office:value-type="float" office:value="0.42563375547" calcext:value-type="float">
            <text:p>0.42563375547</text:p>
          </table:table-cell>
        </table:table-row>
        <table:table-row table:style-name="ro1">
          <table:table-cell table:number-columns-repeated="6"/>
          <table:table-cell table:style-name="ce1" table:formula="of:=AVERAGE([.G29:.G32])" office:value-type="float" office:value="0.3409672651495" calcext:value-type="float">
            <text:p>0.3409672651495</text:p>
          </table:table-cell>
          <table:table-cell table:style-name="ce1" table:formula="of:=AVERAGE([.H29:.H32])" office:value-type="float" office:value="0.58330660863675" calcext:value-type="float">
            <text:p>0.58330660863675</text:p>
          </table:table-cell>
          <table:table-cell table:style-name="ce1" table:formula="of:=AVERAGE([.I29:.I32])" office:value-type="float" office:value="0.26927" calcext:value-type="float">
            <text:p>0.26927</text:p>
          </table:table-cell>
          <table:table-cell table:style-name="ce1" table:formula="of:=AVERAGE([.J29:.J32])" office:value-type="float" office:value="0.37149239359525" calcext:value-type="float">
            <text:p>0.37149239359525</text:p>
          </table:table-cell>
          <table:table-cell table:style-name="ce1" table:formula="of:=AVERAGE([.K29:.K32])" office:value-type="float" office:value="0.42946733236725" calcext:value-type="float">
            <text:p>0.42946733236725</text:p>
          </table:table-cell>
        </table:table-row>
        <table:table-row table:style-name="ro1">
          <table:table-cell table:number-columns-repeated="6"/>
          <table:table-cell table:style-name="ce2" table:formula="of:=STDEV([.G29:.G32])" office:value-type="float" office:value="0.0532121770809309" calcext:value-type="float">
            <text:p>0.053212177080931</text:p>
          </table:table-cell>
          <table:table-cell table:style-name="ce2" table:formula="of:=STDEV([.H29:.H32])" office:value-type="float" office:value="0.0495371335146192" calcext:value-type="float">
            <text:p>0.049537133514619</text:p>
          </table:table-cell>
          <table:table-cell table:style-name="ce2" table:formula="of:=STDEV([.I29:.I32])" office:value-type="float" office:value="0.0570479184896347" calcext:value-type="float">
            <text:p>0.057047918489635</text:p>
          </table:table-cell>
          <table:table-cell table:style-name="ce2" table:formula="of:=STDEV([.J29:.J32])" office:value-type="float" office:value="0.0532392433222007" calcext:value-type="float">
            <text:p>0.053239243322201</text:p>
          </table:table-cell>
          <table:table-cell table:style-name="ce2" table:formula="of:=STDEV([.K29:.K32])" office:value-type="float" office:value="0.0519998346854872" calcext:value-type="float">
            <text:p>0.05199983468548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53827110879" calcext:value-type="float">
            <text:p>0.353827110879</text:p>
          </table:table-cell>
          <table:table-cell office:value-type="float" office:value="0.574453572297" calcext:value-type="float">
            <text:p>0.574453572297</text:p>
          </table:table-cell>
          <table:table-cell office:value-type="float" office:value="0.233258" calcext:value-type="float">
            <text:p>0.233258</text:p>
          </table:table-cell>
          <table:table-cell office:value-type="float" office:value="0.383266847121" calcext:value-type="float">
            <text:p>0.383266847121</text:p>
          </table:table-cell>
          <table:table-cell office:value-type="float" office:value="0.43792195939" calcext:value-type="float">
            <text:p>0.4379219593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60357450507" calcext:value-type="float">
            <text:p>0.360357450507</text:p>
          </table:table-cell>
          <table:table-cell office:value-type="float" office:value="0.594947735192" calcext:value-type="float">
            <text:p>0.594947735192</text:p>
          </table:table-cell>
          <table:table-cell office:value-type="float" office:value="0.194991" calcext:value-type="float">
            <text:p>0.194991</text:p>
          </table:table-cell>
          <table:table-cell office:value-type="float" office:value="0.391208464698" calcext:value-type="float">
            <text:p>0.391208464698</text:p>
          </table:table-cell>
          <table:table-cell office:value-type="float" office:value="0.448848917075" calcext:value-type="float">
            <text:p>0.44884891707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383225939058" calcext:value-type="float">
            <text:p>0.383225939058</text:p>
          </table:table-cell>
          <table:table-cell office:value-type="float" office:value="0.671039574862" calcext:value-type="float">
            <text:p>0.671039574862</text:p>
          </table:table-cell>
          <table:table-cell office:value-type="float" office:value="0.371225" calcext:value-type="float">
            <text:p>0.371225</text:p>
          </table:table-cell>
          <table:table-cell office:value-type="float" office:value="0.419184150445" calcext:value-type="float">
            <text:p>0.419184150445</text:p>
          </table:table-cell>
          <table:table-cell office:value-type="float" office:value="0.487846311629" calcext:value-type="float">
            <text:p>0.48784631162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352018446348" calcext:value-type="float">
            <text:p>0.352018446348</text:p>
          </table:table-cell>
          <table:table-cell office:value-type="float" office:value="0.556398020832" calcext:value-type="float">
            <text:p>0.556398020832</text:p>
          </table:table-cell>
          <table:table-cell office:value-type="float" office:value="0.211651" calcext:value-type="float">
            <text:p>0.211651</text:p>
          </table:table-cell>
          <table:table-cell office:value-type="float" office:value="0.379930103073" calcext:value-type="float">
            <text:p>0.379930103073</text:p>
          </table:table-cell>
          <table:table-cell office:value-type="float" office:value="0.431217121047" calcext:value-type="float">
            <text:p>0.431217121047</text:p>
          </table:table-cell>
        </table:table-row>
        <table:table-row table:style-name="ro1">
          <table:table-cell table:number-columns-repeated="6"/>
          <table:table-cell table:style-name="ce1" table:formula="of:=AVERAGE([.G36:.G39])" office:value-type="float" office:value="0.362357236698" calcext:value-type="float">
            <text:p>0.362357236698</text:p>
          </table:table-cell>
          <table:table-cell table:style-name="ce1" table:formula="of:=AVERAGE([.H36:.H39])" office:value-type="float" office:value="0.59920972579575" calcext:value-type="float">
            <text:p>0.59920972579575</text:p>
          </table:table-cell>
          <table:table-cell table:style-name="ce1" table:formula="of:=AVERAGE([.I36:.I39])" office:value-type="float" office:value="0.25278125" calcext:value-type="float">
            <text:p>0.25278125</text:p>
          </table:table-cell>
          <table:table-cell table:style-name="ce1" table:formula="of:=AVERAGE([.J36:.J39])" office:value-type="float" office:value="0.39339739133425" calcext:value-type="float">
            <text:p>0.39339739133425</text:p>
          </table:table-cell>
          <table:table-cell table:style-name="ce1" table:formula="of:=AVERAGE([.K36:.K39])" office:value-type="float" office:value="0.45145857728525" calcext:value-type="float">
            <text:p>0.45145857728525</text:p>
          </table:table-cell>
        </table:table-row>
        <table:table-row table:style-name="ro1">
          <table:table-cell table:number-columns-repeated="6"/>
          <table:table-cell table:style-name="ce2" table:formula="of:=STDEV([.G36:.G39])" office:value-type="float" office:value="0.014366111923426" calcext:value-type="float">
            <text:p>0.014366111923426</text:p>
          </table:table-cell>
          <table:table-cell table:style-name="ce2" table:formula="of:=STDEV([.H36:.H39])" office:value-type="float" office:value="0.0504096584619243" calcext:value-type="float">
            <text:p>0.050409658461924</text:p>
          </table:table-cell>
          <table:table-cell table:style-name="ce2" table:formula="of:=STDEV([.I36:.I39])" office:value-type="float" office:value="0.0805015313824319" calcext:value-type="float">
            <text:p>0.080501531382432</text:p>
          </table:table-cell>
          <table:table-cell table:style-name="ce2" table:formula="of:=STDEV([.J36:.J39])" office:value-type="float" office:value="0.0178301628747744" calcext:value-type="float">
            <text:p>0.017830162874774</text:p>
          </table:table-cell>
          <table:table-cell table:style-name="ce2" table:formula="of:=STDEV([.K36:.K39])" office:value-type="float" office:value="0.0253234681127426" calcext:value-type="float">
            <text:p>0.02532346811274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03640177474" calcext:value-type="float">
            <text:p>0.503640177474</text:p>
          </table:table-cell>
          <table:table-cell office:value-type="float" office:value="0.511209339227" calcext:value-type="float">
            <text:p>0.511209339227</text:p>
          </table:table-cell>
          <table:table-cell office:value-type="float" office:value="0.133885" calcext:value-type="float">
            <text:p>0.133885</text:p>
          </table:table-cell>
          <table:table-cell office:value-type="float" office:value="0.505136025061" calcext:value-type="float">
            <text:p>0.505136025061</text:p>
          </table:table-cell>
          <table:table-cell office:value-type="float" office:value="0.507396531402" calcext:value-type="float">
            <text:p>0.50739653140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505355427986" calcext:value-type="float">
            <text:p>0.505355427986</text:p>
          </table:table-cell>
          <table:table-cell office:value-type="float" office:value="0.535814185814" calcext:value-type="float">
            <text:p>0.535814185814</text:p>
          </table:table-cell>
          <table:table-cell office:value-type="float" office:value="0.134866" calcext:value-type="float">
            <text:p>0.134866</text:p>
          </table:table-cell>
          <table:table-cell office:value-type="float" office:value="0.511166961575" calcext:value-type="float">
            <text:p>0.511166961575</text:p>
          </table:table-cell>
          <table:table-cell office:value-type="float" office:value="0.520139281063" calcext:value-type="float">
            <text:p>0.52013928106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50292052748" calcext:value-type="float">
            <text:p>0.50292052748</text:p>
          </table:table-cell>
          <table:table-cell office:value-type="float" office:value="0.50879047619" calcext:value-type="float">
            <text:p>0.50879047619</text:p>
          </table:table-cell>
          <table:table-cell office:value-type="float" office:value="0.13618" calcext:value-type="float">
            <text:p>0.13618</text:p>
          </table:table-cell>
          <table:table-cell office:value-type="float" office:value="0.504083656645" calcext:value-type="float">
            <text:p>0.504083656645</text:p>
          </table:table-cell>
          <table:table-cell office:value-type="float" office:value="0.50583847311" calcext:value-type="float">
            <text:p>0.5058384731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506720430108" calcext:value-type="float">
            <text:p>0.506720430108</text:p>
          </table:table-cell>
          <table:table-cell office:value-type="float" office:value="0.557421150278" calcext:value-type="float">
            <text:p>0.557421150278</text:p>
          </table:table-cell>
          <table:table-cell office:value-type="float" office:value="0.136581" calcext:value-type="float">
            <text:p>0.136581</text:p>
          </table:table-cell>
          <table:table-cell office:value-type="float" office:value="0.516109058779" calcext:value-type="float">
            <text:p>0.516109058779</text:p>
          </table:table-cell>
          <table:table-cell office:value-type="float" office:value="0.530862979563" calcext:value-type="float">
            <text:p>0.530862979563</text:p>
          </table:table-cell>
        </table:table-row>
        <table:table-row table:style-name="ro1">
          <table:table-cell table:number-columns-repeated="6"/>
          <table:table-cell table:style-name="ce1" table:formula="of:=AVERAGE([.G43:.G46])" office:value-type="float" office:value="0.504659140762" calcext:value-type="float">
            <text:p>0.504659140762</text:p>
          </table:table-cell>
          <table:table-cell table:style-name="ce1" table:formula="of:=AVERAGE([.H43:.H46])" office:value-type="float" office:value="0.52830878787725" calcext:value-type="float">
            <text:p>0.52830878787725</text:p>
          </table:table-cell>
          <table:table-cell table:style-name="ce1" table:formula="of:=AVERAGE([.I43:.I46])" office:value-type="float" office:value="0.135378" calcext:value-type="float">
            <text:p>0.135378</text:p>
          </table:table-cell>
          <table:table-cell table:style-name="ce1" table:formula="of:=AVERAGE([.J43:.J46])" office:value-type="float" office:value="0.509123925515" calcext:value-type="float">
            <text:p>0.509123925515</text:p>
          </table:table-cell>
          <table:table-cell table:style-name="ce1" table:formula="of:=AVERAGE([.K43:.K46])" office:value-type="float" office:value="0.5160593162845" calcext:value-type="float">
            <text:p>0.5160593162845</text:p>
          </table:table-cell>
        </table:table-row>
        <table:table-row table:style-name="ro1">
          <table:table-cell table:number-columns-repeated="6"/>
          <table:table-cell table:style-name="ce2" table:formula="of:=STDEV([.G43:.G46])" office:value-type="float" office:value="0.00171219079864338" calcext:value-type="float">
            <text:p>0.001712190798643</text:p>
          </table:table-cell>
          <table:table-cell table:style-name="ce2" table:formula="of:=STDEV([.H43:.H46])" office:value-type="float" office:value="0.0229289938578848" calcext:value-type="float">
            <text:p>0.022928993857885</text:p>
          </table:table-cell>
          <table:table-cell table:style-name="ce2" table:formula="of:=STDEV([.I43:.I46])" office:value-type="float" office:value="0.00123580014565463" calcext:value-type="float">
            <text:p>0.001235800145655</text:p>
          </table:table-cell>
          <table:table-cell table:style-name="ce2" table:formula="of:=STDEV([.J43:.J46])" office:value-type="float" office:value="0.00560576320617763" calcext:value-type="float">
            <text:p>0.005605763206178</text:p>
          </table:table-cell>
          <table:table-cell table:style-name="ce2" table:formula="of:=STDEV([.K43:.K46])" office:value-type="float" office:value="0.0117658267335988" calcext:value-type="float">
            <text:p>0.0117658267335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 style:data-style-name="N2" text:time-value="15:06:38.1431119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9T14:31:28.350239456</dc:date>
    <dc:creator>Dimitrios Pritsos</dc:creator>
    <meta:editing-duration>PT3M48S</meta:editing-duration>
    <meta:editing-cycles>2</meta:editing-cycles>
    <meta:generator>LibreOffice/5.2.2.2$Linux_X86_64 LibreOffice_project/20m0$Build-2</meta:generator>
    <meta:document-statistic meta:table-count="1" meta:cell-count="378" meta:object-count="0"/>
  </office:meta>
</office:document-meta>
</file>